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Kalinga" svg:font-family="Kalinga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 style:master-page-name="Standard">
      <style:table-properties style:width="6.1569in" fo:margin-left="-0.0785in" style:page-number="auto" table:align="left" style:writing-mode="lr-tb"/>
    </style:style>
    <style:style style:name="Table1.A" style:family="table-column">
      <style:table-column-properties style:column-width="2.05in"/>
    </style:style>
    <style:style style:name="Table1.C" style:family="table-column">
      <style:table-column-properties style:column-width="2.056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fo:color="#99cc00" style:font-name="Kalinga" fo:font-weight="bold" style:font-weight-asian="bold" style:font-name-complex="Kalinga"/>
    </style:style>
    <style:style style:name="P2" style:family="paragraph" style:parent-style-name="Standard">
      <style:text-properties fo:color="#ff0000" style:font-name="Kalinga" fo:font-weight="bold" style:font-weight-asian="bold" style:font-name-complex="Kalinga"/>
    </style:style>
    <style:style style:name="P3" style:family="paragraph" style:parent-style-name="Standard">
      <style:text-properties style:font-name="Trebuchet MS" style:font-name-complex="Trebuchet MS"/>
    </style:style>
    <style:style style:name="P4" style:family="paragraph" style:parent-style-name="Footer">
      <style:text-properties style:font-name="Kalinga" style:font-name-complex="Kalinga"/>
    </style:style>
    <style:style style:name="T1" style:family="text">
      <style:text-properties style:font-name="Kalinga" fo:font-weight="bold" style:font-weight-asian="bold" style:font-name-complex="Kalinga"/>
    </style:style>
    <style:style style:name="T2" style:family="text">
      <style:text-properties fo:color="#ff0000" fo:font-weight="bold" style:font-weight-asian="bold"/>
    </style:style>
    <style:style style:name="T3" style:family="text">
      <style:text-properties style:font-name="Trebuchet MS" style:font-name-complex="Trebuchet M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Standard"><text:span text:style-name="T1">Artistic Medium</text:span></text:p>
          </table:table-cell>
          <table:table-cell table:style-name="Table1.A1" office:value-type="string">
            <text:p text:style-name="P1">PROS</text:p>
          </table:table-cell>
          <table:table-cell table:style-name="Table1.C1" office:value-type="string">
            <text:p text:style-name="P2">CONS</text:p>
          </table:table-cell>
        </table:table-row>
        <table:table-row table:style-name="Table1.1">
          <table:table-cell table:style-name="Table1.A1" office:value-type="string">
            <text:p text:style-name="P3">Graphite</text:p>
          </table:table-cell>
          <table:table-cell table:style-name="Table1.A1" office:value-type="string">
            <text:p text:style-name="P3">Easy to erase</text:p>
          </table:table-cell>
          <table:table-cell table:style-name="Table1.C1" office:value-type="string">
            <text:p text:style-name="P3">Smudges easily;</text:p>
            <text:p text:style-name="P3">Reflective and can be hard to see: can be difficult to photograph and scan</text:p>
          </table:table-cell>
        </table:table-row>
        <table:table-row table:style-name="Table1.1">
          <table:table-cell table:style-name="Table1.A1" office:value-type="string">
            <text:p text:style-name="P3">Charcoal</text:p>
          </table:table-cell>
          <table:table-cell table:style-name="Table1.A1" office:value-type="string">
            <text:p text:style-name="P3">Easy to erase</text:p>
            <text:p text:style-name="P3">Easy to blend</text:p>
            <text:p text:style-name="P3">Dark &amp; bold: great for capturing motion and energy, great for gesture and pose drawings.</text:p>
          </table:table-cell>
          <table:table-cell table:style-name="Table1.C1" office:value-type="string">
            <text:p text:style-name="P3">Have to set so that it doesn’t smudge</text:p>
          </table:table-cell>
        </table:table-row>
        <table:table-row table:style-name="Table1.1">
          <table:table-cell table:style-name="Table1.A1" office:value-type="string">
            <text:p text:style-name="P3">Chalk pastel</text:p>
          </table:table-cell>
          <table:table-cell table:style-name="Table1.A1" office:value-type="string">
            <text:p text:style-name="P3">Easy to erase</text:p>
            <text:p text:style-name="P3">Easy to blend</text:p>
          </table:table-cell>
          <table:table-cell table:style-name="Table1.C1" office:value-type="string">
            <text:p text:style-name="P3">Have to set so that it doesn’t smudge</text:p>
          </table:table-cell>
        </table:table-row>
        <table:table-row table:style-name="Table1.1">
          <table:table-cell table:style-name="Table1.A1" office:value-type="string">
            <text:p text:style-name="P3">Oil pastel</text:p>
          </table:table-cell>
          <table:table-cell table:style-name="Table1.A1" office:value-type="string">
            <text:p text:style-name="P3">Easy to blend</text:p>
          </table:table-cell>
          <table:table-cell table:style-name="Table1.C1" office:value-type="string">
            <text:p text:style-name="P3">Difficult to remove</text:p>
            <text:p text:style-name="P3">Cannot easily add other mediums to it</text:p>
          </table:table-cell>
        </table:table-row>
        <table:table-row table:style-name="Table1.1">
          <table:table-cell table:style-name="Table1.A1" office:value-type="string">
            <text:p text:style-name="P3">Watercolor</text:p>
          </table:table-cell>
          <table:table-cell table:style-name="Table1.A1" office:value-type="string">
            <text:p text:style-name="P3">Can paint wet to blend easily, or paint dry to add in layers. </text:p>
            <text:p text:style-name="P3">Can paint over waterproof ink, or can ink over watercolors.</text:p>
            <text:p text:style-name="P3">Table salt can be used to concentrate pigments and water.</text:p>
            <text:p text:style-name="P3">Coffee can be used to make colors richer.</text:p>
          </table:table-cell>
          <table:table-cell table:style-name="Table1.C1" office:value-type="string">
            <text:p text:style-name="P3">Can cause paper to wrinkle/rip if it’s not thick enough. </text:p>
            <text:p text:style-name="P3">Works best on thick watercolor paper. </text:p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Acrylic paint</text:p>
          </table:table-cell>
          <table:table-cell table:style-name="Table1.A1" office:value-type="string">
            <text:p text:style-name="P3">Bold colors</text:p>
            <text:p text:style-name="P3">Dries quickly</text:p>
            <text:p text:style-name="P3">Takes many layers to fix dark mistakes</text:p>
            <text:p text:style-name="P3">Great for mixed media</text:p>
          </table:table-cell>
          <table:table-cell table:style-name="Table1.C1" office:value-type="string">
            <text:p text:style-name="P3">Not easily blended</text:p>
            <text:p text:style-name="P3">Can peel off if too thick (it’s plastic)</text:p>
            <text:p text:style-name="P3">Works best on canvas</text:p>
          </table:table-cell>
        </table:table-row>
        <table:table-row table:style-name="Table1.1">
          <table:table-cell table:style-name="Table1.A1" office:value-type="string">
            <text:p text:style-name="P3">Oil paint</text:p>
          </table:table-cell>
          <table:table-cell table:style-name="Table1.A1" office:value-type="string">
            <text:p text:style-name="P3">Blends easily</text:p>
          </table:table-cell>
          <table:table-cell table:style-name="Table1.C1" office:value-type="string">
            <text:p text:style-name="P3">Takes weeks to dry</text:p>
            <text:p text:style-name="P3">Difficult to clean without turpentine</text:p>
            <text:p text:style-name="P3">Best on canvas</text:p>
          </table:table-cell>
        </table:table-row>
        <table:table-row table:style-name="Table1.1">
          <table:table-cell table:style-name="Table1.A1" office:value-type="string">
            <text:p text:style-name="P3">Digital software</text:p>
            <text:p text:style-name="P3">(gimp, photoshop, corel paint, illustrator, etc)</text:p>
          </table:table-cell>
          <table:table-cell table:style-name="Table1.A1" office:value-type="string">
            <text:p text:style-name="P3">Infinite possibilities</text:p>
            <text:p text:style-name="P3">Great for arranging a composition</text:p>
            <text:p text:style-name="P3">Great for adding color</text:p>
          </table:table-cell>
          <table:table-cell table:style-name="Table1.C1" office:value-type="string">
            <text:p text:style-name="P3">Can be overwhelming</text:p>
            <text:p text:style-name="P3">Difficult to start projects (creativity works best in analog), but great to finish project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Kalinga" svg:font-family="Kalinga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text-properties style:font-name="Kalinga" style:font-name-complex="Kalinga"/>
    </style:style>
    <style:page-layout style:name="Mpm1">
      <style:page-layout-properties fo:page-width="8.5in" fo:page-height="11in" style:num-format="1" style:print-orientation="portrait" fo:margin-top="1in" fo:margin-bottom="0.5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top="0.461in" style:dynamic-spacing="true"/>
      </style:footer-style>
    </style:page-layout>
  </office:automatic-styles>
  <office:master-styles>
    <style:master-page style:name="Standard" style:page-layout-name="Mpm1">
      <style:footer>
        <text:p text:style-name="MP1">Amanda Elliott<text:tab/>Cheating College<text:tab/>http://cheatingcollege.c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edium</dc:title>
    <meta:initial-creator>Amanda</meta:initial-creator>
    <meta:creation-date>2014-07-31T19:12:00</meta:creation-date>
    <dc:creator>Amanda</dc:creator>
    <dc:date>2014-08-07T18:54:00</dc:date>
    <meta:editing-cycles>3</meta:editing-cycles>
    <meta:editing-duration>PT32M</meta:editing-duration>
    <meta:document-statistic meta:table-count="1" meta:image-count="0" meta:object-count="0" meta:page-count="1" meta:paragraph-count="48" meta:word-count="232" meta:character-count="1343" meta:non-whitespace-character-count="1156"/>
    <meta:generator>LibreOffice/5.2.5.1$Linux_X86_64 LibreOffice_project/0312e1a284a7d50ca85a365c316c7abbf20a4d22</meta:generator>
  </office:meta>
</office:document-meta>
</file>